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T3" style:parent-style-name="Hyperlink"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P28" style:parent-style-name="Normal" style:list-style-name="LFO1" style:family="paragraph"/>
    <style:style style:name="T29" style:parent-style-name="DefaultParagraphFont" style:family="text">
      <style:text-properties fo:font-weight="bold" style:font-weight-asian="bold" style:font-weight-complex="bold"/>
    </style:style>
    <style:style style:name="P30" style:parent-style-name="Normal" style:list-style-name="LFO1"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T54" style:parent-style-name="DefaultParagraphFon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3" style:family="paragraph"/>
    <style:style style:name="T57" style:parent-style-name="DefaultParagraphFont" style:family="text">
      <style:text-properties fo:font-weight="bold" style:font-weight-asian="bold" style:font-weight-complex="bold"/>
    </style:style>
    <style:style style:name="P58" style:parent-style-name="Normal" style:list-style-name="LFO3" style:family="paragraph"/>
    <style:style style:name="T59" style:parent-style-name="DefaultParagraphFont" style:family="text">
      <style:text-properties fo:font-weight="bold" style:font-weight-asian="bold" style:font-weight-complex="bold"/>
    </style:style>
    <style:style style:name="P60" style:parent-style-name="Normal" style:list-style-name="LFO3" style:family="paragraph"/>
    <style:style style:name="T61" style:parent-style-name="DefaultParagraphFont" style:family="text">
      <style:text-properties fo:font-weight="bold" style:font-weight-asian="bold" style:font-weight-complex="bold"/>
    </style:style>
    <style:style style:name="P62" style:parent-style-name="Normal" style:list-style-name="LFO3" style:family="paragraph"/>
    <style:style style:name="T63" style:parent-style-name="DefaultParagraphFont" style:family="text">
      <style:text-properties fo:font-weight="bold" style:font-weight-asian="bold" style:font-weight-complex="bold"/>
    </style:style>
    <style:style style:name="P64" style:parent-style-name="Normal" style:list-style-name="LFO3" style:family="paragraph"/>
    <style:style style:name="T65" style:parent-style-name="DefaultParagraphFont" style:family="text">
      <style:text-properties fo:font-weight="bold" style:font-weight-asian="bold" style:font-weight-complex="bold"/>
    </style:style>
    <style:style style:name="P66" style:parent-style-name="Normal" style:list-style-name="LFO3" style:family="paragraph"/>
    <style:style style:name="T67" style:parent-style-name="DefaultParagraphFont" style:family="text">
      <style:text-properties fo:font-weight="bold" style:font-weight-asian="bold" style:font-weight-complex="bold"/>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P70" style:parent-style-name="Normal" style:list-style-name="LFO3" style:family="paragraph"/>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paragraph-properties fo:border-top="none" fo:border-left="none" fo:border-bottom="0.0104in solid #000000" fo:border-right="none" fo:padding-top="0in" fo:padding-left="0in" fo:padding-bottom="0.0138in" fo:padding-right="0in" style:shadow="none"/>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1" style:parent-style-name="Normal" style:family="paragraph">
      <style:text-properties fo:font-weight="bold" style:font-weight-asian="bold" style:font-weight-complex="bold"/>
    </style:style>
  </office:automatic-styles>
  <office:body>
    <office:text text:use-soft-page-breaks="true">
      <text:p text:style-name="P1"><text:a xlink:href="https://chatgpt.com/share/66e6d318-3578-800c-8208-ee88ac2da67a" office:target-frame-name="_top" xlink:show="replace"><text:span text:style-name="T2">https://chatgpt.com/share/66e6d318-3578-800c-8208-ee88ac2da67a</text:span></text:a></text:p>
      <text:p text:style-name="Normal"><text:a xlink:href="https://chatgpt.com/share/66e6d347-39e4-800c-867b-54a019f29178" office:target-frame-name="_top" xlink:show="replace"><text:span text:style-name="T3">https://chatgpt.com/share/66e6d347-39e4-800c-867b-54a019f29178</text:span></text:a></text:p>
      <text:p text:style-name="P4">https://chatgpt.com/share/66e6d318-3578-800c-8208-ee88ac2da67a</text:p>
      <text:p text:style-name="P5"/>
      <text:p text:style-name="P6"/>
      <text:p text:style-name="P7">Abstract<text:s/></text:p>
      <text:p text:style-name="Normal">The metaverse, a convergence of virtual reality (VR), augmented reality (AR), and digital environments, is poised to revolutionize the healthcare sector by offering immersive, interactive, and efficient solutions. This presentation explores the transformative impact of the metaverse on healthcare, highlighting its potential to enhance patient care, revolutionize medical training, and expand access to health services. By integrating cutting-edge technologies such as artificial intelligence (AI), blockchain, and the Internet of Things (IoT), the metaverse facilitates advanced telemedicine, realistic simulations for medical education, and innovative patient therapies. Despite its promising applications, challenges including data privacy, regulatory compliance, and equitable access need to be addressed to fully harness the benefits. Looking ahead, the future of healthcare in the metaverse promises further advancements in diagnostic tools, virtual health assistants, and global healthcare accessibility, paving the way for a more interconnected and patient-centered healthcare system.</text:p>
      <text:p text:style-name="P8">The metaverse is set to transform healthcare through immersive VR and AR technologies, enhancing patient care, medical training, and access to services. By integrating AI, blockchain, and IoT, it supports advanced telemedicine, realistic simulations, and innovative therapies. However, challenges like data privacy, regulation, and access need addressing. The future promises further advancements in diagnostics, virtual health assistants, and global healthcare accessibility, aiming for a more connected and patient-centered system.</text:p>
      <text:p text:style-name="Normal"><text:span text:style-name="T9">Introduction<text:s/></text:span></text:p>
      <text:p text:style-name="Normal">The metaverse is poised to revolutionize healthcare by creating immersive, interactive, and patient-centered experiences. Through the use of AR/VR, healthcare professionals can conduct virtual consultations, offering patients access to medical care from anywhere in the world. Advanced simulations within the metaverse also provide enhanced training opportunities, allowing practitioners to hone their skills in a risk-free, virtual environment. Furthermore, rehabilitation programs can leverage these virtual spaces to engage patients in personalized, interactive therapies. The integration of AI, blockchain, and IoT ensures secure, real-time data sharing and decision-making, paving the way for a more efficient and accessible healthcare ecosystem within this digital realm.</text:p>
      <text:p text:style-name="P10">Objective</text:p>
      <text:p text:style-name="Normal">The main goal of healthcare in the metaverse is to improve patient care by offering immersive and interactive experiences beyond traditional methods. This includes making healthcare more accessible to people in remote areas, boosting patient involvement, and improving medical education through virtual training. The metaverse also supports telemedicine advancements, allowing for virtual consultations and even remote surgeries with better accuracy. Security is a priority, with blockchain used to protect patient data. Overall, the aim is to create a more efficient, accessible, and patient-focused healthcare system.</text:p>
      <text:soft-page-break/>
      <text:p text:style-name="P11">Methodology</text:p>
      <text:p text:style-name="Normal">Here are some key methods used in the metaverse for healthcare:</text:p>
      <text:list text:style-name="LFO1" text:continue-numbering="true">
        <text:list-item>
          <text:p text:style-name="P12"><text:span text:style-name="T13">Virtual Consultations</text:span>: Patients can interact with doctors in a virtual space for medical consultations.</text:p>
        </text:list-item>
        <text:list-item>
          <text:p text:style-name="P14"><text:span text:style-name="T15">Virtual Reality (VR) Therapy</text:span>: Used for mental health treatments and physical rehabilitation through immersive environments.</text:p>
        </text:list-item>
        <text:list-item>
          <text:p text:style-name="P16"><text:span text:style-name="T17">Augmented Reality (AR) Surgery</text:span>: Surgeons use AR to enhance precision in operations by overlaying digital images onto the patient’s body.</text:p>
        </text:list-item>
        <text:list-item>
          <text:p text:style-name="P18"><text:span text:style-name="T19">Telemedicine</text:span>: Remote diagnosis and treatment of patients through virtual platforms.</text:p>
        </text:list-item>
        <text:list-item>
          <text:p text:style-name="P20"><text:span text:style-name="T21">Medical Training Simulations</text:span>: VR-based simulations for training healthcare professionals in a risk-free, virtual environment.</text:p>
        </text:list-item>
        <text:list-item>
          <text:p text:style-name="P22"><text:span text:style-name="T23">Remote Surgeries</text:span>: Surgeons perform operations remotely with the help of robotics and VR.</text:p>
        </text:list-item>
        <text:list-item>
          <text:p text:style-name="P24"><text:span text:style-name="T25">Blockchain for Data Security</text:span>: Used to securely store and share sensitive medical records within the metaverse.</text:p>
        </text:list-item>
        <text:list-item>
          <text:p text:style-name="P26"><text:span text:style-name="T27">Virtual Health Clinics</text:span>: Entire clinics or hospitals can exist in the metaverse, providing various medical services virtually.</text:p>
        </text:list-item>
        <text:list-item>
          <text:p text:style-name="P28"><text:span text:style-name="T29">AI-Powered Diagnostics</text:span>: AI integration to analyze health data and assist in diagnosis within virtual consultations.</text:p>
        </text:list-item>
        <text:list-item>
          <text:p text:style-name="P30"><text:span text:style-name="T31">IoT Integration</text:span>: Wearable devices and sensors collect real-time data from patients and feed it into the metaverse for continuous monitoring and care.</text:p>
        </text:list-item>
      </text:list>
      <text:p text:style-name="Normal">The metaverse in healthcare introduces several innovative methods to enhance patient care and medical practices. These include virtual consultations, where patients meet doctors in immersive digital environments, and VR therapy for mental health and physical rehabilitation. Augmented reality (AR) is used in surgeries to improve precision, while telemedicine and remote surgeries allow for care and procedures from a distance. Medical training benefits from VR simulations, enabling risk-free practice. Additionally, blockchain ensures data security, and IoT devices collect real-time patient information, improving diagnostics and continuous care. These methods aim to create a more accessible, efficient, and interactive healthcare system.</text:p>
      <text:p text:style-name="Normal">The methodology of integrating the metaverse into healthcare involves combining advanced technologies like virtual reality (VR), augmented reality (AR), artificial intelligence (AI), blockchain, and the Internet of Things (IoT) to create immersive, secure, and interactive healthcare experiences. Here is an overview of the key elements in the methodology:</text:p>
      <text:list text:style-name="LFO2" text:continue-numbering="true">
        <text:list-item>
          <text:p text:style-name="P32"><text:span text:style-name="T33">Technology Integration</text:span>:</text:p>
          <text:list text:continue-numbering="true">
            <text:list-item>
              <text:p text:style-name="P34">VR and AR are used to create virtual environments for medical training, patient consultations, and surgeries.</text:p>
            </text:list-item>
            <text:list-item>
              <text:p text:style-name="P35">AI powers diagnostic tools, patient monitoring, and data analytics for more accurate and efficient healthcare services.</text:p>
            </text:list-item>
            <text:list-item>
              <text:p text:style-name="P36">IoT devices collect real-time patient data through sensors and wearables, feeding this information into virtual platforms for continuous monitoring.</text:p>
            </text:list-item>
          </text:list>
        </text:list-item>
        <text:list-item>
          <text:p text:style-name="P37"><text:span text:style-name="T38">Patient-Centered Design</text:span>:</text:p>
          <text:list text:continue-numbering="true">
            <text:list-item>
              <text:p text:style-name="P39">The metaverse aims to enhance patient engagement by offering more interactive and personalized healthcare experiences.</text:p>
            </text:list-item>
            <text:list-item>
              <text:p text:style-name="P40">Patients can access care remotely through virtual consultations, participate in immersive rehabilitation programs, and interact with healthcare providers in real-time.</text:p>
            </text:list-item>
          </text:list>
        </text:list-item>
        <text:list-item>
          <text:p text:style-name="P41"><text:span text:style-name="T42">Data Security and Privacy</text:span>:</text:p>
          <text:list text:continue-numbering="true">
            <text:list-item>
              <text:p text:style-name="P43">Blockchain technology ensures the secure storage and sharing of sensitive patient data, safeguarding privacy in the virtual healthcare space.</text:p>
            </text:list-item>
            <text:list-item>
              <text:p text:style-name="P44">Decentralized data storage provides a robust defense against cyber threats and unauthorized access.</text:p>
            </text:list-item>
          </text:list>
        </text:list-item>
        <text:list-item>
          <text:p text:style-name="P45"><text:span text:style-name="T46">Telemedicine and Remote Care</text:span>:</text:p>
          <text:list text:continue-numbering="true">
            <text:list-item>
              <text:p text:style-name="P47">Virtual clinics and telemedicine platforms within the metaverse allow patients from remote areas to access healthcare services.</text:p>
            </text:list-item>
            <text:list-item>
              <text:p text:style-name="P48">Remote surgeries, powered by AR and robotic systems, enable surgeons to perform procedures from afar with high precision.</text:p>
            </text:list-item>
          </text:list>
        </text:list-item>
        <text:list-item>
          <text:p text:style-name="P49"><text:span text:style-name="T50">Training and Simulation</text:span>:</text:p>
          <text:list text:continue-numbering="true">
            <text:list-item>
              <text:p text:style-name="P51">VR-based simulations offer healthcare professionals an immersive, risk-free environment to practice surgical procedures, emergency response, and other medical skills.</text:p>
            </text:list-item>
            <text:list-item>
              <text:p text:style-name="P52">This improves the quality of training and reduces errors in real-world applications.</text:p>
            </text:list-item>
          </text:list>
        </text:list-item>
        <text:list-item>
          <text:p text:style-name="P53"><text:span text:style-name="T54">Collaboration and Communication</text:span>:</text:p>
          <text:list text:continue-numbering="true">
            <text:list-item>
              <text:p text:style-name="P55">The metaverse fosters collaboration between healthcare providers, enabling them to consult with specialists, share patient information securely, and coordinate care more effectively.</text:p>
            </text:list-item>
          </text:list>
        </text:list-item>
      </text:list>
      <text:p text:style-name="Normal">By integrating these methodologies, healthcare in the metaverse aims to deliver more personalized, accessible, and efficient care, while also advancing medical education and enhancing the security of patient data.</text:p>
      <text:p text:style-name="Normal"/>
      <text:p text:style-name="Normal">Here are some potential names for models integrating the metaverse into healthcare:</text:p>
      <text:list text:style-name="LFO3" text:continue-numbering="true">
        <text:list-item>
          <text:p text:style-name="P56"><text:span text:style-name="T57">Metaverse Health Nexus Model</text:span></text:p>
        </text:list-item>
        <text:list-item>
          <text:p text:style-name="P58"><text:span text:style-name="T59">Virtual Care Ecosystem Model</text:span></text:p>
        </text:list-item>
        <text:list-item>
          <text:p text:style-name="P60"><text:span text:style-name="T61">Immersive Healthcare Framework</text:span></text:p>
        </text:list-item>
        <text:list-item>
          <text:p text:style-name="P62"><text:span text:style-name="T63">Augmented Medical Interface Model</text:span></text:p>
        </text:list-item>
        <text:list-item>
          <text:p text:style-name="P64"><text:span text:style-name="T65">Digital Health Convergence Model</text:span></text:p>
        </text:list-item>
        <text:list-item>
          <text:p text:style-name="P66"><text:span text:style-name="T67">Metaverse Medical Integration Model</text:span></text:p>
        </text:list-item>
        <text:list-item>
          <text:p text:style-name="P68"><text:span text:style-name="T69">Virtual Health Innovation Framework</text:span></text:p>
        </text:list-item>
        <text:list-item>
          <text:p text:style-name="P70"><text:span text:style-name="T71">Interactive Health Metaverse Model</text:span></text:p>
        </text:list-item>
        <text:list-item>
          <text:p text:style-name="P72"><text:span text:style-name="T73">Cybernetic Healthcare System</text:span></text:p>
        </text:list-item>
        <text:list-item>
          <text:p text:style-name="P74"><text:span text:style-name="T75">Extended Reality Health Model</text:span></text:p>
        </text:list-item>
      </text:list>
      <text:p text:style-name="Normal">### Factors of Metaverse in Healthcare Methodology (Methods):</text:p>
      <text:p text:style-name="Normal"/>
      <text:p text:style-name="Normal">1. **Virtual Environments**:</text:p>
      <text:p text:style-name="Normal"><text:s text:c="3"/>- **Methods**: VR simulations for medical training, AR for enhanced surgical procedures, and immersive patient consultations.</text:p>
      <text:p text:style-name="Normal"><text:s text:c="3"/>- **Model Names**: **Virtual Reality Training Model**, **Augmented Surgical Precision Model**</text:p>
      <text:p text:style-name="Normal"/>
      <text:p text:style-name="Normal">2. **Intelligent Systems**:</text:p>
      <text:p text:style-name="Normal"><text:s text:c="3"/>- **Methods**: AI-powered diagnostics, predictive analytics, and patient monitoring systems.</text:p>
      <text:p text:style-name="Normal"><text:s text:c="3"/>- **Model Names**: **AI Health Diagnostic Model**, **Predictive Analytics Health Model**</text:p>
      <text:p text:style-name="Normal"/>
      <text:p text:style-name="Normal">3. **Real-Time Data Collection**:</text:p>
      <text:p text:style-name="Normal"><text:s text:c="3"/>- **Methods**: IoT devices for continuous health monitoring, data integration into virtual platforms.</text:p>
      <text:p text:style-name="Normal"><text:s text:c="3"/>- **Model Names**: **IoT Health Monitoring Model**, **Real-Time Data Integration Model**</text:p>
      <text:p text:style-name="Normal"/>
      <text:p text:style-name="Normal">4. **Patient-Centered Care**:</text:p>
      <text:p text:style-name="Normal"><text:s text:c="3"/>- **Methods**: Remote virtual consultations, personalized rehabilitation programs, interactive patient portals.</text:p>
      <text:p text:style-name="Normal"><text:s text:c="3"/>- **Model Names**: **Interactive Patient Engagement Model**, **Virtual Care Access Model**</text:p>
      <text:p text:style-name="Normal"/>
      <text:p text:style-name="Normal">5. **Data Security**:</text:p>
      <text:p text:style-name="Normal"><text:s text:c="3"/>- **Methods**: Blockchain for secure data storage and sharing, decentralized data management.</text:p>
      <text:p text:style-name="Normal"><text:s text:c="3"/>- **Model Names**: **Blockchain Data Security Model**, **Decentralized Health Data Model**</text:p>
      <text:p text:style-name="Normal"/>
      <text:soft-page-break/>
      <text:p text:style-name="Normal">6. **Telemedicine and Remote Procedures**:</text:p>
      <text:p text:style-name="Normal"><text:s text:c="3"/>- **Methods**: Virtual clinics, remote surgeries using AR and robotics.</text:p>
      <text:p text:style-name="Normal"><text:s text:c="3"/>- **Model Names**: **Virtual Clinic Model**, **Remote Surgery Precision Model**</text:p>
      <text:p text:style-name="Normal"/>
      <text:p text:style-name="Normal">7. **Medical Training**:</text:p>
      <text:p text:style-name="Normal"><text:s text:c="3"/>- **Methods**: VR-based simulations for risk-free practice, scenario-based training.</text:p>
      <text:p text:style-name="Normal"><text:s text:c="3"/>- **Model Names**: **VR Medical Training Model**, **Simulation-Based Learning Model**</text:p>
      <text:p text:style-name="Normal"/>
      <text:p text:style-name="Normal">8. **Collaborative Platforms**:</text:p>
      <text:p text:style-name="Normal"><text:s text:c="3"/>- **Methods**: Secure communication channels for healthcare providers, integrated care coordination tools.</text:p>
      <text:p text:style-name="Normal"><text:s text:c="3"/>- **Model Names**: **Healthcare Collaboration Model**, **Integrated Care Coordination Model**</text:p>
      <text:p text:style-name="Normal"/>
      <text:p text:style-name="Normal">### Models Names:</text:p>
      <text:p text:style-name="Normal"/>
      <text:p text:style-name="Normal">1. **Metaverse Health Nexus Model**</text:p>
      <text:p text:style-name="Normal">2. **Virtual Care Ecosystem Model**</text:p>
      <text:p text:style-name="Normal">3. **Immersive Healthcare Framework**</text:p>
      <text:p text:style-name="Normal">4. **Augmented Medical Interface Model**</text:p>
      <text:p text:style-name="Normal">5. **Digital Health Convergence Model**</text:p>
      <text:p text:style-name="Normal">6. **Metaverse Medical Integration Model**</text:p>
      <text:p text:style-name="Normal">7. **Virtual Health Innovation Framework**</text:p>
      <text:p text:style-name="Normal">8. **Interactive Health Metaverse Model**</text:p>
      <text:p text:style-name="Normal">9. **Cybernetic Healthcare System**</text:p>
      <text:p text:style-name="Normal">10. **Extended Reality Health Model**</text:p>
      <text:p text:style-name="P76"/>
      <text:p text:style-name="P77">Discuss</text:p>
      <text:p text:style-name="Normal">The metaverse is transforming healthcare with applications like immersive VR telemedicine, allowing doctors and patients to interact virtually, and virtual simulations for medical training, providing realistic practice environments. VR-based therapies are being used for pain management, mental health treatment, and rehabilitation. AR technology enables remote surgeries, allowing surgeons to guide<text:s/><text:soft-page-break/>procedures from a distance. However, challenges such as data privacy concerns, the digital divide, and high implementation costs must be addressed for successful integration of metaverse technology into healthcare.</text:p>
      <text:p text:style-name="Normal">https://appinventiv.com/blog/metaverse-in-healthcare/</text:p>
      <text:p text:style-name="P78">Conclusion<text:s/></text:p>
      <text:p text:style-name="Normal">The integration of healthcare into the metaverse is a transformative step towards a more immersive, efficient, and accessible healthcare ecosystem. By combining technologies such as virtual reality (VR), augmented reality (AR), artificial intelligence (AI), and blockchain, the metaverse has the potential to enhance patient care, revolutionize medical education, and facilitate global collaborations. From virtual consultations to advanced training simulations, the metaverse opens up innovative opportunities for improving patient outcomes. However, challenges like data privacy, regulatory frameworks, and equitable access must be addressed to fully realize this potential.</text:p>
      <text:p text:style-name="Normal">Looking forward, the future scope of healthcare in the metaverse is vast. As technologies advance, we can anticipate the development of more interactive and personalized healthcare solutions, including AI-powered health assistants, virtual rehabilitation programs, and wearable tech that integrates seamlessly with virtual environments. Additionally, the metaverse will likely play a key role in globalizing healthcare, breaking down geographical barriers and making specialized medical care accessible to all. Continuous advancements in 5G, cloud computing, and immersive technologies will further support the expansion of healthcare in the metaverse, paving the way for a future where healthcare is more decentralized, patient-driven, and available in both physical and virtual spaces.</text:p>
      <text:p text:style-name="Normal">The future scope for the metaverse in healthcare includes:</text:p>
      <text:p text:style-name="Normal"/>
      <text:p text:style-name="Normal">1. **AI-Powered Health Assistants**: Advanced virtual assistants providing personalized health advice and support.</text:p>
      <text:p text:style-name="Normal">2. **Virtual Rehabilitation Programs**: Interactive, immersive therapy for physical and mental health.</text:p>
      <text:p text:style-name="Normal">3. **Wearable Tech Integration**: Seamless connectivity between wearables and virtual environments for real-time monitoring and data collection.</text:p>
      <text:p text:style-name="Normal">4. **Global Healthcare Access**: Overcoming geographical barriers to provide specialized care worldwide.</text:p>
      <text:p text:style-name="Normal">5. **Decentralized Healthcare**: Shifting to patient-driven, accessible care in both physical and virtual spaces.</text:p>
      <text:p text:style-name="Normal">6. **Advancements in Connectivity**: Enhanced by 5G and cloud computing for a more immersive and efficient healthcare experience.</text:p>
      <text:p text:style-name="P79"/>
      <text:p text:style-name="Normal"/>
      <text:p text:style-name="Normal">Here are suggested topics for a PPT on **"Healthcare in the Metaverse"**:</text:p>
      <text:p text:style-name="Normal"/>
      <text:p text:style-name="Normal">### **1. Introduction:**</text:p>
      <text:p text:style-name="Normal"><text:s text:c="3"/>- Definition of the Metaverse</text:p>
      <text:p text:style-name="Normal"><text:s text:c="3"/>- Overview of Metaverse technologies (VR, AR, AI, IoT, Blockchain)</text:p>
      <text:p text:style-name="Normal"><text:s text:c="3"/>- Importance of the Metaverse in modern healthcare</text:p>
      <text:p text:style-name="Normal"><text:s text:c="3"/>- Current trends in healthcare and technology integration</text:p>
      <text:p text:style-name="Normal"/>
      <text:p text:style-name="Normal">### **2. Objective:**</text:p>
      <text:p text:style-name="Normal"><text:s text:c="3"/>- Revolutionizing patient care with immersive technologies</text:p>
      <text:p text:style-name="Normal"><text:s text:c="3"/>- Expanding access to healthcare via virtual platforms</text:p>
      <text:p text:style-name="Normal"><text:s text:c="3"/>- Enhancing medical training and education through simulations</text:p>
      <text:p text:style-name="Normal"><text:s text:c="3"/>- Ensuring secure, patient-centered care with advanced data protection</text:p>
      <text:p text:style-name="Normal"><text:s text:c="3"/>- Overcoming geographical barriers in healthcare delivery</text:p>
      <text:p text:style-name="Normal"/>
      <text:p text:style-name="Normal">### **3. Discussion:**</text:p>
      <text:p text:style-name="Normal"><text:s text:c="3"/>- Applications in Healthcare:</text:p>
      <text:p text:style-name="Normal"><text:s text:c="5"/>- **Telemedicine**: VR consultations and remote care</text:p>
      <text:p text:style-name="Normal"><text:s text:c="5"/>- **Medical Training**: VR simulations for procedure practice</text:p>
      <text:p text:style-name="Normal"><text:s text:c="5"/>- **Patient Care**: VR-based therapies for mental health, rehabilitation, and pain management</text:p>
      <text:p text:style-name="Normal"><text:s text:c="5"/>- **AR in Surgeries**: Remote surgeries and real-time guidance</text:p>
      <text:p text:style-name="Normal"><text:s text:c="3"/>- Potential Benefits:</text:p>
      <text:p text:style-name="Normal"><text:s text:c="5"/>- Enhanced accessibility and patient engagement</text:p>
      <text:p text:style-name="Normal"><text:s text:c="5"/>- Improved medical training and precision in procedures</text:p>
      <text:p text:style-name="Normal"><text:s text:c="5"/>- Continuous monitoring and personalized care</text:p>
      <text:p text:style-name="Normal"><text:s text:c="3"/>- Challenges:</text:p>
      <text:p text:style-name="Normal"><text:s text:c="5"/>- Data privacy concerns</text:p>
      <text:p text:style-name="Normal"><text:s text:c="5"/>- The digital divide and accessibility issues</text:p>
      <text:p text:style-name="Normal"><text:s text:c="5"/>- High costs and technological barriers</text:p>
      <text:p text:style-name="Normal"/>
      <text:soft-page-break/>
      <text:p text:style-name="Normal">### **4. Methodology:**</text:p>
      <text:p text:style-name="Normal"><text:s text:c="3"/>- **Technology Integration**: Use of VR, AR, AI, IoT, and blockchain</text:p>
      <text:p text:style-name="Normal"><text:s text:c="3"/>- **Patient-Centered Design**: Virtual consultations, immersive rehab, and personalized care</text:p>
      <text:p text:style-name="Normal"><text:s text:c="3"/>- **Data Security**: Blockchain for secure data storage and privacy</text:p>
      <text:p text:style-name="Normal"><text:s text:c="3"/>- **Telemedicine**: Virtual clinics and remote surgeries</text:p>
      <text:p text:style-name="Normal"><text:s text:c="3"/>- **Training Simulations**: VR-based environments for hands-on learning</text:p>
      <text:p text:style-name="Normal"><text:s text:c="3"/>- **Collaboration**: Secure communication channels for healthcare providers</text:p>
      <text:p text:style-name="Normal"/>
      <text:p text:style-name="Normal">### **5. Conclusion:**</text:p>
      <text:p text:style-name="Normal"><text:s text:c="3"/>- Summary of how the metaverse is reshaping healthcare</text:p>
      <text:p text:style-name="Normal"><text:s text:c="3"/>- Future prospects for metaverse adoption in healthcare</text:p>
      <text:p text:style-name="Normal"><text:s text:c="3"/>- The need for addressing challenges such as data security and accessibility</text:p>
      <text:p text:style-name="Normal"><text:s text:c="3"/>- Final thoughts on the potential for a more accessible, efficient, and innovative healthcare system in the metaverse</text:p>
      <text:p text:style-name="Normal"/>
      <text:p text:style-name="P80">These topics will provide a comprehensive overview of the potential and challenges of integrating the metaverse into healthcare.</text:p>
      <text:p text:style-name="Normal">Certainly! Here's the content in paragraph style for each section of your presentation on **Healthcare in the Metaverse**:</text:p>
      <text:p text:style-name="Normal"/>
      <text:p text:style-name="Normal">### 1. **Introduction** <text:s/></text:p>
      <text:p text:style-name="Normal">The metaverse, a virtual world where augmented reality (AR), virtual reality (VR), and digital spaces merge, has captured significant attention across various industries, including healthcare. It represents a new frontier in technology, enabling immersive experiences that can reshape how we deliver and experience medical care. In healthcare, the metaverse offers a transformative platform where patient care can be enhanced through virtual consultations, training can be revolutionized via simulations, and rehabilitation can be improved through virtual interactions. Technologies such as AI, AR/VR, blockchain, and the Internet of Things (IoT) are the driving forces behind the integration of healthcare within this digital ecosystem.</text:p>
      <text:p text:style-name="Normal"/>
      <text:p text:style-name="Normal">### 2. **Objective** <text:s/></text:p>
      <text:p text:style-name="Normal">The primary objective of healthcare in the metaverse is to revolutionize patient care by providing immersive and interactive experiences that transcend traditional methods. This includes expanding healthcare access to remote areas, enhancing patient engagement, and improving medical education<text:s/><text:soft-page-break/>through virtual training environments. Additionally, the metaverse aims to support advancements in telemedicine, enabling virtual consultations and remote surgeries with greater precision and interactivity. Security and privacy are also prioritized, with blockchain playing a key role in securing sensitive patient data. Ultimately, the goal is to create a more efficient, accessible, and patient-centered healthcare system.</text:p>
      <text:p text:style-name="Normal"/>
      <text:p text:style-name="Normal">### 3. **Discussion** <text:s/></text:p>
      <text:p text:style-name="Normal">There are several promising applications for healthcare in the metaverse. Telemedicine is evolving from simple video calls to fully immersive VR consultations, allowing doctors and patients to interact in virtual spaces as if they were in the same room. Medical education and training are also being transformed through virtual simulations, providing healthcare professionals with realistic practice environments for complex procedures. In terms of patient care, VR-based therapies are being used for pain management, mental health treatments, and rehabilitation. Additionally, AR is enabling remote surgeries, where surgeons can guide procedures in real-time across distances. However, the adoption of metaverse technology in healthcare comes with challenges, including concerns about data privacy, the digital divide, and the high cost of implementation.</text:p>
      <text:p text:style-name="Normal"/>
      <text:p text:style-name="Normal">### 4. **Methodology** <text:s/></text:p>
      <text:p text:style-name="Normal">The integration of healthcare into the metaverse relies on advanced technologies such as VR, AR, AI, blockchain, and IoT. These technologies enable immersive interactions, secure data management, and real-time feedback for both patients and healthcare professionals. The success of this integration depends on strong infrastructure, including 5G and cloud computing, to ensure smooth, real-time interactions. For healthcare providers, the path to adopting metaverse technology involves collaboration with tech companies, regulatory compliance, and continuous evaluation of the benefits for patients. Case studies of early adopters demonstrate that, with the right strategies, the metaverse can improve patient outcomes, lower healthcare costs, and increase access to quality care. Key success metrics will include improvements in patient satisfaction, accessibility, and overall healthcare delivery efficiency.</text:p>
      <text:p text:style-name="Normal"/>
      <text:p text:style-name="Normal">This format gives a cohesive narrative flow while presenting key insights for each section. Let me know if you'd like any adjustments!</text:p>
      <text:p text:style-name="Normal"/>
      <text:p text:style-name="P81">Literature review</text:p>
      <text:p text:style-name="Normal">### **Author Name:**</text:p>
      <text:p text:style-name="Normal">The provided text does not specify the author’s name.</text:p>
      <text:p text:style-name="Normal"/>
      <text:p text:style-name="Normal">### **Methodology Used:**</text:p>
      <text:soft-page-break/>
      <text:p text:style-name="Normal">- **Denoising Autoencoder (DAE)**: The study proposed a DAE that adds noise to the input data to enhance feature extraction and robustness. The autoencoder then reconstructs the original noise-free data from this corrupted input.</text:p>
      <text:p text:style-name="Normal">- **Bidirectional Recurrent Neural Network (RNN)**: For disease risk prediction, a bidirectional RNN model was used to handle the temporal nature of hereditary disease progression and anticipation.</text:p>
      <text:p text:style-name="Normal"/>
      <text:p text:style-name="Normal">### **Dataset Used:**</text:p>
      <text:p text:style-name="Normal">- The specific dataset used is not mentioned in the provided text. However, it indicates that chronic diseases with high incidence rates were selected for predicting disease risk.</text:p>
      <text:p text:style-name="Normal"/>
      <text:p text:style-name="Normal">### **Key Finding:**</text:p>
      <text:p text:style-name="Normal">- **Feature Extraction**: The DAE approach improved feature extraction by capturing the stable structure of input signals despite noise, making it useful in unpredictable data contexts.</text:p>
      <text:p text:style-name="Normal">- **Disease Prediction**: The bidirectional RNN model was used for predicting the risk of chronic diseases, particularly focusing on hereditary diseases and the phenomenon of anticipation, where symptoms of genetic disorders appear earlier in life and become more severe over generations. Despite advances, challenges remain due to the complexity of medical data.</text:p>
      <text:p text:style-name="Normal">2.<text:s/></text:p>
      <text:p text:style-name="Normal">Based on the provided text, here's the detailed information:</text:p>
      <text:p text:style-name="Normal"/>
      <text:p text:style-name="Normal">### **Author Name:**</text:p>
      <text:p text:style-name="Normal">The specific author’s name is not mentioned in the provided text.</text:p>
      <text:p text:style-name="Normal"/>
      <text:p text:style-name="Normal">### **Methodology Used:**</text:p>
      <text:p text:style-name="Normal">- **Autoencoder**: An unsupervised learning method for feature extraction involving three main components:</text:p>
      <text:p text:style-name="Normal"><text:s text:c="2"/>- **Input Layer**: Receives the data.</text:p>
      <text:p text:style-name="Normal"><text:s text:c="2"/>- **Hidden Layer**: Encodes the data into a compressed form, learning key features.</text:p>
      <text:p text:style-name="Normal"><text:s text:c="2"/>- **Output Layer**: Decodes the compressed data back to its original form.</text:p>
      <text:p text:style-name="Normal"><text:s text:c="2"/>- **Forward Propagation**: The process where data is passed from the input layer through the hidden layer to the output layer.</text:p>
      <text:p text:style-name="Normal"><text:s text:c="2"/>- **Backpropagation**: A technique for updating the weights of the neurons by propagating errors from the output layer back to the input layer to improve the network's performance.</text:p>
      <text:p text:style-name="Normal"/>
      <text:p text:style-name="Normal">### **Dataset Used:**</text:p>
      <text:p text:style-name="Normal">- The specific dataset used is not mentioned in the provided text.</text:p>
      <text:p text:style-name="Normal"/>
      <text:p text:style-name="Normal">### **Key Finding:**</text:p>
      <text:p text:style-name="Normal">- **Feature Extraction**: Autoencoders are effective in learning and reconstructing prominent features of the input data. They use forward propagation to process the data and backpropagation to update and refine the network weights, which helps in understanding the key features of the input.</text:p>
      <text:p text:style-name="Normal"/>
      <text:p text:style-name="Normal">### **Additional Information:**</text:p>
      <text:p text:style-name="Normal">- **Purpose**: The main objective of using autoencoders is to enable the hidden layer to capture and learn significant features of the input data, thus aiding in unsupervised feature extraction.</text:p>
      <text:p text:style-name="Normal">- **Application**: Autoencoders are popular for tasks like dimensionality reduction, noise reduction, and anomaly detection, leveraging their ability to reconstruct data while learning its underlying structure.</text:p>
      <text:p text:style-name="Normal"/>
      <text:p text:style-name="Normal">If you need more specific details or have additional questions, feel free to ask!</text:p>
      <text:p text:style-name="Normal"/>
      <text:p text:style-name="Normal">3.<text:s/></text:p>
      <text:p text:style-name="Normal">### **Author Name:**</text:p>
      <text:p text:style-name="Normal">- **<text:tab/><text:s/>(2023)**</text:p>
      <text:p text:style-name="Normal"/>
      <text:p text:style-name="Normal">### **Methodology Used:**</text:p>
      <text:p text:style-name="Normal">- **Model-Sharing Framework**: Enhanced framework for sharing models across different entities.</text:p>
      <text:p text:style-name="Normal">- **Decentralized Autonomous Organization (DAO) Blockchain Network**: Proposed to ensure fair distribution of benefits from shared models, especially in contexts with imbalanced medical resource data.</text:p>
      <text:p text:style-name="Normal"/>
      <text:p text:style-name="Normal">### **Dataset Used:**</text:p>
      <text:p text:style-name="Normal">- The specific dataset used is not mentioned in the provided text.</text:p>
      <text:p text:style-name="Normal"/>
      <text:p text:style-name="Normal">### **Key Finding:**</text:p>
      <text:soft-page-break/>
      <text:p text:style-name="Normal">- **Equitable Distribution**: The DAO blockchain network effectively addresses the challenge of imbalanced medical resource data by ensuring fair and equitable distribution of benefits derived from shared models.</text:p>
      <text:p text:style-name="Normal"/>
      <text:p text:style-name="Normal">### **Purpose:**</text:p>
      <text:p text:style-name="Normal">- To improve the fairness and efficiency of model-sharing in healthcare, particularly when dealing with imbalanced datasets and resource distribution.</text:p>
      <text:p text:style-name="Normal"/>
      <text:p text:style-name="Normal">### **Application:**</text:p>
      <text:p text:style-name="Normal">- **Model Sharing**: Facilitates the equitable sharing and distribution of model benefits among different stakeholders.</text:p>
      <text:p text:style-name="Normal">- **Blockchain Network**: Enhances transparency and fairness in the allocation of resources and benefits in healthcare settings with unevenly distributed data.</text:p>
      <text:p text:style-name="Normal">4.</text:p>
      <text:p text:style-name="Normal">### **Author Name:**</text:p>
      <text:p text:style-name="Normal">- **Bashir et al. (2023)**</text:p>
      <text:p text:style-name="Normal"/>
      <text:p text:style-name="Normal">### **Methodology Used:**</text:p>
      <text:p text:style-name="Normal">- **Metaverse Technology**: Advocated for its use in various healthcare applications.</text:p>
      <text:p text:style-name="Normal">- **Federal Learning Support**: Emphasized the integration of federated learning within the metaverse to enhance privacy and collaboration.</text:p>
      <text:p text:style-name="Normal"/>
      <text:p text:style-name="Normal">### **Dataset Used:**</text:p>
      <text:p text:style-name="Normal">- The specific dataset used is not mentioned in the provided text.</text:p>
      <text:p text:style-name="Normal"/>
      <text:p text:style-name="Normal">### **Key Finding:**</text:p>
      <text:p text:style-name="Normal">- **Applications of Metaverse Technology**: The study highlights that metaverse technology can be effectively used for medical diagnosis, patient monitoring, medical education, managing infectious diseases, and drug discovery. Federated learning support is particularly beneficial for secure and collaborative healthcare data analysis.</text:p>
      <text:p text:style-name="Normal"/>
      <text:p text:style-name="Normal">### **Purpose:**</text:p>
      <text:soft-page-break/>
      <text:p text:style-name="Normal">- To explore and promote the use of metaverse technology in improving various aspects of healthcare, leveraging its immersive and interactive capabilities.</text:p>
      <text:p text:style-name="Normal"/>
      <text:p text:style-name="Normal">### **Application:**</text:p>
      <text:p text:style-name="Normal">- **Medical Diagnosis**: Enhanced diagnostic tools through virtual simulations and analysis.</text:p>
      <text:p text:style-name="Normal">- **Patient Monitoring**: Real-time monitoring and management of patient health using virtual platforms.</text:p>
      <text:p text:style-name="Normal">- **Medical Education**: Improved training and education through virtual simulations.</text:p>
      <text:p text:style-name="Normal">- **Infectious Disease Management**: Better management and tracking of diseases using virtual tools.</text:p>
      <text:p text:style-name="Normal">- **Drug Discovery**: Accelerated research and development in drug discovery through virtual environments.</text:p>
      <text:p text:style-name="Normal">- **Federated Learning**: Ensures privacy and collaborative data analysis across decentralized systems.</text:p>
      <text:p text:style-name="Normal">5.</text:p>
      <text:p text:style-name="Normal">Based on the provided information, here’s the detailed summary:</text:p>
      <text:p text:style-name="Normal"/>
      <text:p text:style-name="Normal">### **Author Name:**</text:p>
      <text:p text:style-name="Normal">- The specific author’s names are not mentioned in the provided text.</text:p>
      <text:p text:style-name="Normal"/>
      <text:p text:style-name="Normal">### **Methodology Used:**</text:p>
      <text:p text:style-name="Normal">- **Incremental Learning**: A machine learning approach where models are trained to assimilate new information progressively, enabling them to update and expand their knowledge base over time.</text:p>
      <text:p text:style-name="Normal">- **Autoencoder**: An unsupervised learning technique used for feature extraction, which involves encoding input data into a compressed representation and then decoding it back to its original form.</text:p>
      <text:p text:style-name="Normal"/>
      <text:p text:style-name="Normal">### **Dataset Used:**</text:p>
      <text:p text:style-name="Normal">- The specific dataset used is not mentioned in the provided text.</text:p>
      <text:p text:style-name="Normal"/>
      <text:p text:style-name="Normal">### **Key Finding:**</text:p>
      <text:p text:style-name="Normal">- **Feature Extraction and Incremental Learning**: Autoencoders are effective for unsupervised feature extraction. Incremental learning enhances models' ability to adapt and build upon existing knowledge, facilitating continuous improvement and updating of learned features.</text:p>
      <text:p text:style-name="Normal"/>
      <text:soft-page-break/>
      <text:p text:style-name="Normal">### **Purpose:**</text:p>
      <text:p text:style-name="Normal">- **Incremental Learning**: To enable models to adapt and grow their knowledge base over time, supporting ongoing learning and adaptation to new information.</text:p>
      <text:p text:style-name="Normal">- **Autoencoder**: To extract and compress features from input data, particularly useful in understanding and representing the underlying structure of the data.</text:p>
      <text:p text:style-name="Normal"/>
      <text:p text:style-name="Normal">### **Application:**</text:p>
      <text:p text:style-name="Normal">- **Incremental Learning**: Applied in scenarios where continuous learning from new data is required, such as in evolving datasets or real-time systems.</text:p>
      <text:p text:style-name="Normal">- **Autoencoder**: Used in tasks such as dimensionality reduction, noise reduction, and anomaly detection by learning and reconstructing important features of the data.</text:p>
      <text:p text:style-name="Normal">6.</text:p>
      <text:p text:style-name="Normal">### **Author Name:**</text:p>
      <text:p text:style-name="Normal">- **López-Ojeda and Hurley (2023)**</text:p>
      <text:p text:style-name="Normal"/>
      <text:p text:style-name="Normal">### **Methodology Used:**</text:p>
      <text:p text:style-name="Normal">- **Metaverse Technology in Healthcare**: The authors explore the integration of metaverse technology to enhance access to healthcare services, improve medical education and training, and optimize healthcare delivery and patient care.</text:p>
      <text:p text:style-name="Normal"><text:s text:c="2"/></text:p>
      <text:p text:style-name="Normal">### **Dataset Used:**</text:p>
      <text:p text:style-name="Normal">- The specific dataset used is not mentioned in the provided text.</text:p>
      <text:p text:style-name="Normal"/>
      <text:p text:style-name="Normal">### **Key Finding:**</text:p>
      <text:p text:style-name="Normal">- **Collaboration and Enhancement of Healthcare**: The metaverse enables multidisciplinary collaboration in healthcare, improving access to services, advancing medical education, and aligning medical service delivery with patient clinical needs.</text:p>
      <text:p text:style-name="Normal"/>
      <text:p text:style-name="Normal">### **Purpose:**</text:p>
      <text:p text:style-name="Normal">- To demonstrate how the metaverse can be utilized to transform healthcare by improving accessibility, education, and the overall patient care experience through digital platforms.</text:p>
      <text:p text:style-name="Normal"/>
      <text:p text:style-name="Normal">### **Application:**</text:p>
      <text:soft-page-break/>
      <text:p text:style-name="Normal">- **Healthcare Access**: Expanding patient access to healthcare services across different regions and specialties.</text:p>
      <text:p text:style-name="Normal">- **Medical Education and Training**: Augmenting training methods for healthcare professionals using immersive and interactive virtual environments.</text:p>
      <text:p text:style-name="Normal">- **Service Optimization**: Enhancing the efficiency and quality of medical services to better meet patient clinical needs through virtual platforms.</text:p>
      <text:p text:style-name="Normal">7.<text:s/></text:p>
      <text:p text:style-name="Normal">### **Ali et al. (2023)**</text:p>
      <text:p text:style-name="Normal"><text:s text:c="2"/></text:p>
      <text:p text:style-name="Normal">**Methodology Used:**</text:p>
      <text:p text:style-name="Normal">- **Metaverse Environments with Blockchain Technology**: Ali et al. developed metaverse-based healthcare environments where interactions between doctors and patients are facilitated by blockchain. The focus is on ensuring data security, protection, and privacy during these interactions.</text:p>
      <text:p text:style-name="Normal"/>
      <text:p text:style-name="Normal">**Dataset Used:**</text:p>
      <text:p text:style-name="Normal">- The specific dataset is not mentioned.</text:p>
      <text:p text:style-name="Normal"/>
      <text:p text:style-name="Normal">**Key Finding:**</text:p>
      <text:p text:style-name="Normal">- **Data Security and Privacy**: The integration of blockchain within the metaverse ensures secure and private interactions between healthcare providers and patients, offering a trusted environment for medical consultations and data exchange.</text:p>
      <text:p text:style-name="Normal"/>
      <text:p text:style-name="Normal">**Purpose:**</text:p>
      <text:p text:style-name="Normal">- To enhance the security and privacy of healthcare interactions within the metaverse using blockchain technology.</text:p>
      <text:p text:style-name="Normal"/>
      <text:p text:style-name="Normal">**Application:**</text:p>
      <text:p text:style-name="Normal">- **Doctor-Patient Interaction**: Securely facilitating consultations and interactions in virtual healthcare settings.</text:p>
      <text:p text:style-name="Normal">- **Data Security**: Protecting sensitive medical data through blockchain to ensure privacy and confidentiality.</text:p>
      <text:p text:style-name="Normal"/>
      <text:p text:style-name="Normal"/>
      <text:soft-page-break/>
      <text:p text:style-name="Normal">### **Shah and Khang (2023)**</text:p>
      <text:p text:style-name="Normal"/>
      <text:p text:style-name="Normal">**Methodology Used:**</text:p>
      <text:p text:style-name="Normal">- **Internet of Things (IoT) in Healthcare**: The study focused on how IoT technologies are transforming healthcare, particularly in areas such as telemedicine and remote patient monitoring.</text:p>
      <text:p text:style-name="Normal"/>
      <text:p text:style-name="Normal">**Dataset Used:**</text:p>
      <text:p text:style-name="Normal">- The specific dataset is not mentioned.</text:p>
      <text:p text:style-name="Normal"/>
      <text:p text:style-name="Normal">**Key Finding:**</text:p>
      <text:p text:style-name="Normal">- **Telemedicine and Remote Monitoring**: IoT plays a pivotal role in improving telemedicine services and enabling remote monitoring of patients, thus enhancing patient care and healthcare delivery.</text:p>
      <text:p text:style-name="Normal"/>
      <text:p text:style-name="Normal">**Purpose:**</text:p>
      <text:p text:style-name="Normal">- To explore the impact of IoT on enhancing healthcare delivery, especially in telemedicine and remote patient monitoring.</text:p>
      <text:p text:style-name="Normal"/>
      <text:p text:style-name="Normal">**Application:**</text:p>
      <text:p text:style-name="Normal">- **Telemedicine**: Expanding access to healthcare services through virtual consultations.</text:p>
      <text:p text:style-name="Normal">- **Remote Patient Monitoring**: Utilizing IoT devices for real-time health monitoring, improving the management of chronic diseases and remote ca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Jethva</meta:initial-creator>
    <dc:creator>Dev Jethva</dc:creator>
    <meta:creation-date>2024-09-15T07:04:00Z</meta:creation-date>
    <dc:date>2024-09-17T06:59:00Z</dc:date>
    <meta:template xlink:href="Normal" xlink:type="simple"/>
    <meta:editing-cycles>8</meta:editing-cycles>
    <meta:editing-duration>PT16980S</meta:editing-duration>
    <meta:document-statistic meta:page-count="16" meta:paragraph-count="59" meta:word-count="4463" meta:character-count="29846" meta:row-count="212" meta:non-whitespace-character-count="25442"/>
  </office:meta>
</office:document-meta>
</file>